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font-name="Times New Roman" style:font-name-complex="Times New Roman1"/>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text-align="justify" style:justify-single-word="false">
        <style:tab-stops>
          <style:tab-stop style:position="11.536cm"/>
        </style:tab-stops>
      </style:paragraph-properties>
    </style:style>
    <style:style style:name="P6" style:family="paragraph" style:parent-style-name="Standard" style:master-page-name="Standard">
      <style:paragraph-properties fo:margin-top="0cm" fo:margin-bottom="0cm" fo:text-align="justify" style:justify-single-word="false" style:page-number="auto"/>
    </style:style>
    <style:style style:name="P7" style:family="paragraph" style:parent-style-name="Standard">
      <style:paragraph-properties fo:margin-left="0cm" fo:margin-right="0cm" fo:text-align="justify" style:justify-single-word="false" fo:text-indent="1.249cm" style:auto-text-indent="false"/>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text-position="super 58%"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iallo Mouhamadou</text:span><text:bookmark text:name="_GoBack"/></text:p>
      <text:p text:style-name="P4"><text:span text:style-name="T1">71 rue Pierre Vermeir</text:span></text:p>
      <text:p text:style-name="P5"><text:span text:style-name="T1">92160 Antony</text:span></text:p>
      <text:p text:style-name="P4"><text:span text:style-name="T1">Tél : 06-40-40-37-09</text:span></text:p>
      <text:p text:style-name="P4"><text:span text:style-name="T1">E-mail : diallo.mouhamadou.sio@gmail.com<text:tab/><text:tab/><text:tab/><text:tab/><text:tab/><text:tab/><text:tab/></text:span></text:p>
      <text:p text:style-name="P2"><text:span text:style-name="T1">Antony, le 28 Avril 2013</text:span></text:p>
      <text:p text:style-name="P3"/>
      <text:p text:style-name="P1"><text:span text:style-name="T2">Objet : Candidature spontanée</text:span></text:p>
      <text:p text:style-name="P7"><text:span text:style-name="T2">Madame, Monsieur, </text:span></text:p>
      <text:p text:style-name="P1"><text:span text:style-name="T2"><text:tab/>Etudiant en bachelor Architecte logiciel développeur d'application de BTS SIO au lycée Maximilien Sorre de Cachan je suis à la recherche d’un emploi afin de pouvoir financer mes études. <text:s/></text:span></text:p>
      <text:p text:style-name="P7"><text:span text:style-name="T2">A l’approche des vacances d’été je souhaiterai mettre à profit mon temps libre au sein de l’équipe Flunch au poste que vous voudrez bien me permettre d’occuper. <text:s/>Je suis disponible durant 4 mois et demi à partir du 1</text:span><text:span text:style-name="T3">er</text:span><text:span text:style-name="T2"> juin jusqu’au 13 octobre.</text:span></text:p>
      <text:p text:style-name="P7"><text:span text:style-name="T2">Mes premières approches dans le monde du travail, ma première année et ma deuxième année en BTS SIO, mon stage d’un mois en tant que chef de projet, ainsi que mon double profil informatique/littéraire me permettent de réaliser <text:s/>un nombre varié de missions. Dynamique, rigoureux, force de proposition, efficace, je souhaiterai travailler dans votre restaurant.</text:span></text:p>
      <text:p text:style-name="P7"><text:span text:style-name="T2">Dans l’attente de vous convaincre de vive voix lors d’un éventuel entretient, je vous prie d’agréer, Madame, Monsieur, l’expression de ma considération distinguée. </text:span></text:p>
      <text:p text:style-name="P7"><text:span text:style-name="T1">Diallo Mouhamadou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Contact_20_Info" style:display-name="Contact Info" style:family="paragraph" style:default-outline-level="">
      <style:paragraph-properties fo:margin-top="0cm" fo:margin-bottom="0cm" fo:line-height="100%" fo:orphans="2" fo:widows="2" style:writing-mode="lr-tb"/>
      <style:text-properties style:use-window-font-color="true" style:font-name="Tahoma" fo:font-size="8pt" fo:letter-spacing="0.018cm" fo:language="en" fo:country="US" style:font-name-asian="Times New Roman1" style:font-size-asian="8pt" style:font-name-complex="Tahoma1" style:font-size-complex="8pt" style:language-complex="en" style:country-complex="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002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I</meta:initial-creator>
    <meta:editing-cycles>3</meta:editing-cycles>
    <meta:print-date>2013-04-28T16:59:00</meta:print-date>
    <meta:creation-date>2013-04-28T17:00:00</meta:creation-date>
    <dc:date>2013-07-06T22:51:40.14</dc:date>
    <meta:editing-duration>PT3M8S</meta:editing-duration>
    <meta:generator>OpenOffice.org/3.4.1$Win32 OpenOffice.org_project/341m1$Build-9593</meta:generator>
    <meta:document-statistic meta:table-count="0" meta:image-count="0" meta:object-count="0" meta:page-count="1" meta:paragraph-count="13" meta:word-count="177" meta:character-count="1161"/>
    <meta:user-defined meta:name="AppVersion">15.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